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33b790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italic" officeooo:rsid="001ef2c3" officeooo:paragraph-rsid="0033b790" style:font-size-asian="12pt" style:font-style-asian="italic" style:font-size-complex="12pt" style:font-style-complex="italic"/>
    </style:style>
    <style:style style:name="P3" style:family="paragraph" style:parent-style-name="Standard" style:list-style-name="L1">
      <style:text-properties style:font-name="Liberation Serif" fo:font-size="12pt" fo:font-style="normal" officeooo:rsid="0033b790" officeooo:paragraph-rsid="00339481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33b790" officeooo:paragraph-rsid="0033b790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350fea" officeooo:paragraph-rsid="00367a00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367a00" officeooo:paragraph-rsid="00367a00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3803b4" officeooo:paragraph-rsid="003803b4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38d380" officeooo:paragraph-rsid="0038d380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3a4983" officeooo:paragraph-rsid="003c1066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3c1066" officeooo:paragraph-rsid="003c1066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3c8eec" officeooo:paragraph-rsid="003c8eec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3e45e3" officeooo:paragraph-rsid="003e45e3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3ed59d" officeooo:paragraph-rsid="003ed59d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40b3ca" officeooo:paragraph-rsid="0040b3ca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41c179" officeooo:paragraph-rsid="0041c179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officeooo:rsid="00367a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1c179"/>
    </style:style>
    <style:style style:name="T6" style:family="text">
      <style:text-properties officeooo:rsid="0046045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2"/>
      <text:list xml:id="list1907223193425260065" text:style-name="L1">
        <text:list-item>
          <text:p text:style-name="P3">Flow of Program Control</text:p>
          <text:list>
            <text:list-item>
              <text:p text:style-name="P4">Distinction is no longer made between:</text:p>
              <text:list>
                <text:list-item>
                  <text:p text:style-name="P4">expression: returns a value, but makes no changes to memory</text:p>
                </text:list-item>
                <text:list-item>
                  <text:p text:style-name="P4">statement: makes changes to memory, but does not return a value</text:p>
                </text:list-item>
              </text:list>
            </text:list-item>
            <text:list-item>
              <text:p text:style-name="P12">Conditionals</text:p>
              <text:list>
                <text:list-item>
                  <text:p text:style-name="P5"><text:span text:style-name="T3">I</text:span>f/else conditionals</text:p>
                  <text:list>
                    <text:list-item>
                      <text:p text:style-name="P5"><text:span text:style-name="T3">E</text:span>xecute code if conditions are met; may result in the dangling else problem (solved by using brackets)</text:p>
                    </text:list-item>
                    <text:list-item>
                      <text:p text:style-name="P6">Short circuit logic: when you have an <text:span text:style-name="T4">or</text:span> expression that is not valid (i.e., y/0), if the other condition is met, the ridiculous expression is not evaluated</text:p>
                    </text:list-item>
                  </text:list>
                </text:list-item>
                <text:list-item>
                  <text:p text:style-name="P9">Ternary operator</text:p>
                  <text:list>
                    <text:list-item>
                      <text:p text:style-name="P10">Shorter way to do an if/else</text:p>
                    </text:list-item>
                    <text:list-item>
                      <text:p text:style-name="P9">e.g., x&gt;3? x=5; : y=2;</text:p>
                    </text:list-item>
                    <text:list-item>
                      <text:p text:style-name="P9">Allowed in Perl, C, maybe Java?</text:p>
                    </text:list-item>
                  </text:list>
                </text:list-item>
                <text:list-item>
                  <text:p text:style-name="P6">Switch/case statements</text:p>
                  <text:list>
                    <text:list-item>
                      <text:p text:style-name="P6">“Do we really have to nest all of these ifs?!”</text:p>
                    </text:list-item>
                    <text:list-item>
                      <text:p text:style-name="P6">Invented by C.A.R. Hoare, inventor of quicksort and null pointer</text:p>
                    </text:list-item>
                    <text:list-item>
                      <text:p text:style-name="P7">You can only use primitives in switch statements</text:p>
                    </text:list-item>
                    <text:list-item>
                      <text:p text:style-name="P8">Perl has given when statements</text:p>
                    </text:list-item>
                  </text:list>
                </text:list-item>
              </text:list>
            </text:list-item>
            <text:list-item>
              <text:p text:style-name="P11">Loops</text:p>
              <text:list>
                <text:list-item>
                  <text:p text:style-name="P11">Begin test loop – while</text:p>
                </text:list-item>
                <text:list-item>
                  <text:p text:style-name="P11">End test loop – do while</text:p>
                </text:list-item>
                <text:list-item>
                  <text:p text:style-name="P11">Counting loops – For, for i in range</text:p>
                </text:list-item>
                <text:list-item>
                  <text:p text:style-name="P11">Iterator loops – For each</text:p>
                </text:list-item>
              </text:list>
            </text:list-item>
            <text:list-item>
              <text:p text:style-name="P12">Go to</text:p>
              <text:list>
                <text:list-item>
                  <text:p text:style-name="P12">Bohm and Jacopini proved this one is not necessary</text:p>
                </text:list-item>
                <text:list-item>
                  <text:p text:style-name="P12">Dijkstra hated this</text:p>
                </text:list-item>
              </text:list>
            </text:list-item>
            <text:list-item>
              <text:p text:style-name="P13">Exception handling</text:p>
              <text:list>
                <text:list-item>
                  <text:p text:style-name="P13">Exception: error condition occurring from an operation that cannot be resolved by the operation itself</text:p>
                </text:list-item>
                <text:list-item>
                  <text:p text:style-name="P14">Some languages don't have built-in exception handling; instead, the programmer returns -1, 0, or null</text:p>
                </text:list-item>
                <text:list-item>
                  <text:p text:style-name="P14">For languages that use exception handling, use a try/catch loop</text:p>
                </text:list-item>
              </text:list>
            </text:list-item>
            <text:list-item>
              <text:p text:style-name="P15">Control statements – break, continue, return</text:p>
            </text:list-item>
            <text:list-item>
              <text:p text:style-name="P14">Functions – return values, have no side effects</text:p>
              <text:list>
                <text:list-item>
                  <text:p text:style-name="P14">Procedure or subroutine – do not return values but modifies its input par<text:span text:style-name="T5">a</text:span>meters</text:p>
                </text:list-item>
                <text:list-item>
                  <text:p text:style-name="P15">Parameter – declaration of a variable <text:span text:style-name="T6">and passing to a function</text:span></text:p>
                </text:list-item>
                <text:list-item>
                  <text:p text:style-name="P15">Argument – passing a variable or value <text:span text:style-name="T6">without declarati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17T10:06:42.922702000</dc:date>
    <meta:editing-duration>PT3H22M31S</meta:editing-duration>
    <meta:editing-cycles>2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35" meta:word-count="289" meta:character-count="1631" meta:non-whitespace-character-count="1401"/>
  </office:meta>
</office:document-meta>
</file>